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2.426E-2" table:style-name="ce1">
            <text:p>0.0242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5.7800000000000004E-3" table:style-name="ce1">
            <text:p>0.0057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185" table:style-name="ce1">
            <text:p>1.0518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7" table:style-name="ce1">
            <text:p>1.07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7" table:style-name="ce1">
            <text:p>1.07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7" table:style-name="ce1">
            <text:p>1.07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401" table:style-name="ce1">
            <text:p>-1.401</text:p>
          </table:table-cell>
          <table:table-cell office:value-type="float" office:value="0.52300000000000002" table:style-name="ce1">
            <text:p>0.5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0.187" table:style-name="ce1">
            <text:p>0.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640000000000001" table:style-name="ce1">
            <text:p>1.164</text:p>
          </table:table-cell>
          <table:table-cell office:value-type="float" office:value="-0.14800000000000002" table:style-name="ce1">
            <text:p>-0.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12" table:style-name="ce1">
            <text:p>0.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22" table:style-name="ce1">
            <text:p>0.22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4.7E-2" table:style-name="ce1">
            <text:p>0.0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25" table:style-name="ro1">
          <table:table-cell table:style-name="ce2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43" table:style-name="ro1">
          <table:table-cell table:style-name="ce2"/>
          <table:table-cell table:number-columns-repeated="16383"/>
        </table:table-row>
        <table:table-row table:number-rows-repeated="1048491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3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4E-2" table:style-name="ce3">
            <text:p>0.094</text:p>
          </table:table-cell>
          <table:table-cell office:value-type="float" office:value="0.115" table:style-name="ce3">
            <text:p>0.115</text:p>
          </table:table-cell>
          <table:table-cell office:value-type="float" office:value="0.13" table:style-name="ce3">
            <text:p>0.1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61" table:style-name="ce3">
            <text:p>0.161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" table:style-name="ce3">
            <text:p>0.16</text:p>
          </table:table-cell>
          <table:table-cell office:value-type="float" office:value="0.15" table:style-name="ce3">
            <text:p>0.15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88" table:style-name="ce3">
            <text:p>0.188</text:p>
          </table:table-cell>
          <table:table-cell office:value-type="float" office:value="0.151" table:style-name="ce3">
            <text:p>0.151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28" table:style-name="ce3">
            <text:p>0.128</text:p>
          </table:table-cell>
          <table:table-cell office:value-type="float" office:value="0.12" table:style-name="ce3">
            <text:p>0.12</text:p>
          </table:table-cell>
          <table:table-cell office:value-type="float" office:value="0.11699999999999999" table:style-name="ce3">
            <text:p>0.117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" table:style-name="ce3">
            <text:p>0.19</text:p>
          </table:table-cell>
          <table:table-cell office:value-type="float" office:value="0.154" table:style-name="ce3">
            <text:p>0.154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5" table:style-name="ce3">
            <text:p>0.215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1" table:style-name="ce3">
            <text:p>0.191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4499999999999999" table:style-name="ce3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28" table:style-name="ce3">
            <text:p>0.128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4" table:style-name="ce3">
            <text:p>0.114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25" table:style-name="ce3">
            <text:p>0.125</text:p>
          </table:table-cell>
          <table:table-cell office:value-type="float" office:value="0.153" table:style-name="ce3">
            <text:p>0.15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87" table:style-name="ce3">
            <text:p>0.187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191" table:style-name="ce3">
            <text:p>0.191</text:p>
          </table:table-cell>
          <table:table-cell office:value-type="float" office:value="0.187" table:style-name="ce3">
            <text:p>0.187</text:p>
          </table:table-cell>
          <table:table-cell office:value-type="float" office:value="0.188" table:style-name="ce3">
            <text:p>0.188</text:p>
          </table:table-cell>
          <table:table-cell office:value-type="float" office:value="0.187" table:style-name="ce3">
            <text:p>0.18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2" table:style-name="ce3">
            <text:p>0.222</text:p>
          </table:table-cell>
          <table:table-cell office:value-type="float" office:value="0.217" table:style-name="ce3">
            <text:p>0.217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7" table:style-name="ce3">
            <text:p>0.187</text:p>
          </table:table-cell>
          <table:table-cell office:value-type="float" office:value="0.17199999999999999" table:style-name="ce3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E-2" table:style-name="ce3">
            <text:p>0.0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E-3" table:style-name="ce3">
            <text:p>0.001</text:p>
          </table:table-cell>
          <table:table-cell office:value-type="float" office:value="1.6E-2" table:style-name="ce3">
            <text:p>0.016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660000000000001" table:style-name="ce3">
            <text:p>0.866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2" table:style-name="ce3">
            <text:p>1.042</text:p>
          </table:table-cell>
          <table:table-cell office:value-type="float" office:value="1.1520000000000001" table:style-name="ce3">
            <text:p>1.152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590000000000002" table:style-name="ce3">
            <text:p>1.059</text:p>
          </table:table-cell>
          <table:table-cell office:value-type="float" office:value="0.96" table:style-name="ce3">
            <text:p>0.96</text:p>
          </table:table-cell>
          <table:table-cell office:value-type="float" office:value="0.95200000000000007" table:style-name="ce3">
            <text:p>0.952</text:p>
          </table:table-cell>
          <table:table-cell office:value-type="float" office:value="0.92" table:style-name="ce3">
            <text:p>0.92</text:p>
          </table:table-cell>
          <table:table-cell office:value-type="float" office:value="0.96700000000000008" table:style-name="ce3">
            <text:p>0.967</text:p>
          </table:table-cell>
          <table:table-cell office:value-type="float" office:value="0.91099999999999992" table:style-name="ce3">
            <text:p>0.911</text:p>
          </table:table-cell>
          <table:table-cell office:value-type="float" office:value="1.042" table:style-name="ce3">
            <text:p>1.042</text:p>
          </table:table-cell>
          <table:table-cell office:value-type="float" office:value="0.97199999999999998" table:style-name="ce3">
            <text:p>0.97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88" table:style-name="ce3">
            <text:p>0.188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48" table:style-name="ce3">
            <text:p>0.248</text:p>
          </table:table-cell>
          <table:table-cell office:value-type="float" office:value="0.23199999999999998" table:style-name="ce3">
            <text:p>0.232</text:p>
          </table:table-cell>
          <table:table-cell office:value-type="float" office:value="0.20800000000000002" table:style-name="ce3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29" table:style-name="ce3">
            <text:p>0.129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5" table:style-name="ce3">
            <text:p>0.185</text:p>
          </table:table-cell>
          <table:table-cell office:value-type="float" office:value="0.185" table:style-name="ce3">
            <text:p>0.185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1" table:style-name="ce3">
            <text:p>0.01</text:p>
          </table:table-cell>
          <table:table-cell office:value-type="float" office:value="1.2E-2" table:style-name="ce3">
            <text:p>0.01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2E-2" table:style-name="ce3">
            <text:p>0.012</text:p>
          </table:table-cell>
          <table:table-cell office:value-type="float" office:value="0.02" table:style-name="ce3">
            <text:p>0.02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.3E-2" table:style-name="ce3">
            <text:p>0.023</text:p>
          </table:table-cell>
          <table:table-cell office:value-type="float" office:value="0.04" table:style-name="ce3">
            <text:p>0.04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2" table:style-name="ce3">
            <text:p>0.0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1.2E-2" table:style-name="ce3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8E-2" table:style-name="ce3">
            <text:p>0.078</text:p>
          </table:table-cell>
          <table:table-cell office:value-type="float" office:value="0.106" table:style-name="ce3">
            <text:p>0.106</text:p>
          </table:table-cell>
          <table:table-cell office:value-type="float" office:value="0.106" table:style-name="ce3">
            <text:p>0.106</text:p>
          </table:table-cell>
          <table:table-cell office:value-type="float" office:value="0.107" table:style-name="ce3">
            <text:p>0.107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115" table:style-name="ce3">
            <text:p>0.115</text:p>
          </table:table-cell>
          <table:table-cell office:value-type="float" office:value="0.127" table:style-name="ce3">
            <text:p>0.127</text:p>
          </table:table-cell>
          <table:table-cell office:value-type="float" office:value="0.126" table:style-name="ce3">
            <text:p>0.12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1.6E-2" table:style-name="ce3">
            <text:p>0.016</text:p>
          </table:table-cell>
          <table:table-cell office:value-type="float" office:value="0.105" table:style-name="ce3">
            <text:p>0.105</text:p>
          </table:table-cell>
          <table:table-cell office:value-type="float" office:value="0.12" table:style-name="ce3">
            <text:p>0.1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28" table:style-name="ce3">
            <text:p>0.128</text:p>
          </table:table-cell>
          <table:table-cell office:value-type="float" office:value="0.122" table:style-name="ce3">
            <text:p>0.122</text:p>
          </table:table-cell>
          <table:table-cell office:value-type="float" office:value="0.113" table:style-name="ce3">
            <text:p>0.113</text:p>
          </table:table-cell>
          <table:table-cell office:value-type="float" office:value="0.113" table:style-name="ce3">
            <text:p>0.113</text:p>
          </table:table-cell>
          <table:table-cell office:value-type="float" office:value="0.111" table:style-name="ce3">
            <text:p>0.111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8.8000000000000009E-2" table:style-name="ce3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2E-2" table:style-name="ce3">
            <text:p>0.06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8E-2" table:style-name="ce3">
            <text:p>0.078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4.7E-2" table:style-name="ce3">
            <text:p>0.047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299999999999992" table:style-name="ce3">
            <text:p>0.533</text:p>
          </table:table-cell>
          <table:table-cell office:value-type="float" office:value="0.53700000000000003" table:style-name="ce3">
            <text:p>0.537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8700000000000004" table:style-name="ce3">
            <text:p>0.487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5399999999999996" table:style-name="ce3">
            <text:p>0.454</text:p>
          </table:table-cell>
          <table:table-cell office:value-type="float" office:value="0.47399999999999998" table:style-name="ce3">
            <text:p>0.474</text:p>
          </table:table-cell>
          <table:table-cell office:value-type="float" office:value="0.45899999999999996" table:style-name="ce3">
            <text:p>0.459</text:p>
          </table:table-cell>
          <table:table-cell office:value-type="float" office:value="0.39" table:style-name="ce3">
            <text:p>0.39</text:p>
          </table:table-cell>
          <table:table-cell office:value-type="float" office:value="0.34499999999999997" table:style-name="ce3">
            <text:p>0.345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35700000000000004" table:style-name="ce3">
            <text:p>0.357</text:p>
          </table:table-cell>
          <table:table-cell office:value-type="float" office:value="0.31" table:style-name="ce3">
            <text:p>0.31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9399999999999998" table:style-name="ce3">
            <text:p>0.294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28899999999999998" table:style-name="ce3">
            <text:p>0.289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4.0999999999999995E-2" table:style-name="ce3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55" table:style-name="ce3">
            <text:p>0.155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0.23" table:style-name="ce3">
            <text:p>0.23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0.24" table:style-name="ce3">
            <text:p>0.24</text:p>
          </table:table-cell>
          <table:table-cell office:value-type="float" office:value="0.247" table:style-name="ce3">
            <text:p>0.247</text:p>
          </table:table-cell>
          <table:table-cell office:value-type="float" office:value="0.24100000000000002" table:style-name="ce3">
            <text:p>0.241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22" table:style-name="ce3">
            <text:p>0.222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599999999999999" table:style-name="ce3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0.04" table:style-name="ce3">
            <text:p>0.04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5E-2" table:style-name="ce3">
            <text:p>0.05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16379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01" table:style-name="ce3">
            <text:p>1.01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2" table:style-name="ce3">
            <text:p>1.032</text:p>
          </table:table-cell>
          <table:table-cell office:value-type="float" office:value="1.034" table:style-name="ce3">
            <text:p>1.034</text:p>
          </table:table-cell>
          <table:table-cell office:value-type="float" office:value="1.034" table:style-name="ce3">
            <text:p>1.034</text:p>
          </table:table-cell>
          <table:table-cell office:value-type="float" office:value="1.0270000000000001" table:style-name="ce3">
            <text:p>1.027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6299999999999997" table:style-name="ce3">
            <text:p>0.963</text:p>
          </table:table-cell>
          <table:table-cell office:value-type="float" office:value="0.95700000000000007" table:style-name="ce3">
            <text:p>0.957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5799999999999996" table:style-name="ce3">
            <text:p>0.958</text:p>
          </table:table-cell>
          <table:table-cell office:value-type="float" office:value="0.97" table:style-name="ce3">
            <text:p>0.97</text:p>
          </table:table-cell>
          <table:table-cell office:value-type="float" office:value="0.96900000000000008" table:style-name="ce3">
            <text:p>0.969</text:p>
          </table:table-cell>
          <table:table-cell office:value-type="float" office:value="0.97699999999999998" table:style-name="ce3">
            <text:p>0.977</text:p>
          </table:table-cell>
          <table:table-cell office:value-type="float" office:value="0.97900000000000009" table:style-name="ce3">
            <text:p>0.979</text:p>
          </table:table-cell>
          <table:table-cell office:value-type="float" office:value="0.98299999999999998" table:style-name="ce3">
            <text:p>0.98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95900000000000007" table:style-name="ce3">
            <text:p>0.959</text:p>
          </table:table-cell>
          <table:table-cell office:value-type="float" office:value="0.97400000000000009" table:style-name="ce3">
            <text:p>0.974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95" table:style-name="ce3">
            <text:p>0.995</text:p>
          </table:table-cell>
          <table:table-cell office:value-type="float" office:value="0.99900000000000011" table:style-name="ce3">
            <text:p>0.999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0.96200000000000008" table:style-name="ce3">
            <text:p>-0.962</text:p>
          </table:table-cell>
          <table:table-cell office:value-type="float" office:value="-0.81299999999999994" table:style-name="ce3">
            <text:p>-0.813</text:p>
          </table:table-cell>
          <table:table-cell office:value-type="float" office:value="-0.80500000000000005" table:style-name="ce3">
            <text:p>-0.805</text:p>
          </table:table-cell>
          <table:table-cell office:value-type="float" office:value="-0.82700000000000007" table:style-name="ce3">
            <text:p>-0.827</text:p>
          </table:table-cell>
          <table:table-cell office:value-type="float" office:value="-0.73799999999999999" table:style-name="ce3">
            <text:p>-0.738</text:p>
          </table:table-cell>
          <table:table-cell office:value-type="float" office:value="-0.86299999999999999" table:style-name="ce3">
            <text:p>-0.863</text:p>
          </table:table-cell>
          <table:table-cell office:value-type="float" office:value="-0.76800000000000002" table:style-name="ce3">
            <text:p>-0.768</text:p>
          </table:table-cell>
          <table:table-cell office:value-type="float" office:value="-0.68700000000000006" table:style-name="ce3">
            <text:p>-0.687</text:p>
          </table:table-cell>
          <table:table-cell office:value-type="float" office:value="-0.53900000000000003" table:style-name="ce3">
            <text:p>-0.539</text:p>
          </table:table-cell>
          <table:table-cell office:value-type="float" office:value="-0.44" table:style-name="ce3">
            <text:p>-0.44</text:p>
          </table:table-cell>
          <table:table-cell office:value-type="float" office:value="-0.68099999999999994" table:style-name="ce3">
            <text:p>-0.681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8099999999999996" table:style-name="ce3">
            <text:p>-0.581</text:p>
          </table:table-cell>
          <table:table-cell office:value-type="float" office:value="-0.59899999999999998" table:style-name="ce3">
            <text:p>-0.599</text:p>
          </table:table-cell>
          <table:table-cell office:value-type="float" office:value="-0.58200000000000007" table:style-name="ce3">
            <text:p>-0.582</text:p>
          </table:table-cell>
          <table:table-cell office:value-type="float" office:value="-0.57600000000000007" table:style-name="ce3">
            <text:p>-0.576</text:p>
          </table:table-cell>
          <table:table-cell office:value-type="float" office:value="-0.52700000000000002" table:style-name="ce3">
            <text:p>-0.527</text:p>
          </table:table-cell>
          <table:table-cell office:value-type="float" office:value="-0.53600000000000003" table:style-name="ce3">
            <text:p>-0.536</text:p>
          </table:table-cell>
          <table:table-cell office:value-type="float" office:value="-0.53299999999999992" table:style-name="ce3">
            <text:p>-0.533</text:p>
          </table:table-cell>
          <table:table-cell office:value-type="float" office:value="-0.54500000000000004" table:style-name="ce3">
            <text:p>-0.545</text:p>
          </table:table-cell>
          <table:table-cell office:value-type="float" office:value="-0.51900000000000002" table:style-name="ce3">
            <text:p>-0.519</text:p>
          </table:table-cell>
          <table:table-cell office:value-type="float" office:value="-0.60599999999999998" table:style-name="ce3">
            <text:p>-0.606</text:p>
          </table:table-cell>
          <table:table-cell office:value-type="float" office:value="-0.66599999999999993" table:style-name="ce3">
            <text:p>-0.666</text:p>
          </table:table-cell>
          <table:table-cell office:value-type="float" office:value="-0.6409999999999999" table:style-name="ce3">
            <text:p>-0.641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4600000000000003" table:style-name="ce3">
            <text:p>0.346</text:p>
          </table:table-cell>
          <table:table-cell office:value-type="float" office:value="0.38299999999999995" table:style-name="ce3">
            <text:p>0.383</text:p>
          </table:table-cell>
          <table:table-cell office:value-type="float" office:value="0.40200000000000002" table:style-name="ce3">
            <text:p>0.402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187" table:style-name="ce3">
            <text:p>0.18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55" table:style-name="ce3">
            <text:p>0.155</text:p>
          </table:table-cell>
          <table:table-cell office:value-type="float" office:value="7.8E-2" table:style-name="ce3">
            <text:p>0.078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0.04" table:style-name="ce3">
            <text:p>0.0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0.182" table:style-name="ce3">
            <text:p>0.182</text:p>
          </table:table-cell>
          <table:table-cell office:value-type="float" office:value="2.4E-2" table:style-name="ce3">
            <text:p>0.024</text:p>
          </table:table-cell>
          <table:table-cell office:value-type="float" office:value="0.22" table:style-name="ce3">
            <text:p>0.2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7899999999999997" table:style-name="ce3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0.03" table:style-name="ce3">
            <text:p>0.0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7E-2" table:style-name="ce3">
            <text:p>0.04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0.06" table:style-name="ce3">
            <text:p>0.0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E-2" table:style-name="ce3">
            <text:p>0.055</text:p>
          </table:table-cell>
          <table:table-cell office:value-type="float" office:value="3.9E-2" table:style-name="ce3">
            <text:p>0.03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3.9E-2" table:style-name="ce3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6.3E-2" table:style-name="ce3">
            <text:p>0.063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9E-2" table:style-name="ce3">
            <text:p>0.039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0.02" table:style-name="ce3">
            <text:p>-0.02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2.2000000000000002E-2" table:style-name="ce3">
            <text:p>-0.022</text:p>
          </table:table-cell>
          <table:table-cell office:value-type="float" office:value="-2.4E-2" table:style-name="ce3">
            <text:p>-0.024</text:p>
          </table:table-cell>
          <table:table-cell office:value-type="float" office:value="-2.3E-2" table:style-name="ce3">
            <text:p>-0.023</text:p>
          </table:table-cell>
          <table:table-cell office:value-type="float" office:value="-2.4E-2" table:style-name="ce3">
            <text:p>-0.024</text:p>
          </table:table-cell>
          <table:table-cell office:value-type="float" office:value="-1.9E-2" table:style-name="ce3">
            <text:p>-0.019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2E-3" table:style-name="ce3">
            <text:p>-0.002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2E-2" table:style-name="ce3">
            <text:p>-0.012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0.7" table:style-name="ce3">
            <text:p>-0.7</text:p>
          </table:table-cell>
          <table:table-cell office:value-type="float" office:value="-0.82" table:style-name="ce3">
            <text:p>-0.82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80900000000000005" table:style-name="ce3">
            <text:p>-0.809</text:p>
          </table:table-cell>
          <table:table-cell office:value-type="float" office:value="-0.81200000000000006" table:style-name="ce3">
            <text:p>-0.812</text:p>
          </table:table-cell>
          <table:table-cell office:value-type="float" office:value="-0.78799999999999992" table:style-name="ce3">
            <text:p>-0.788</text:p>
          </table:table-cell>
          <table:table-cell office:value-type="float" office:value="-0.71900000000000008" table:style-name="ce3">
            <text:p>-0.719</text:p>
          </table:table-cell>
          <table:table-cell office:value-type="float" office:value="-0.49" table:style-name="ce3">
            <text:p>-0.49</text:p>
          </table:table-cell>
          <table:table-cell office:value-type="float" office:value="-0.33" table:style-name="ce3">
            <text:p>-0.3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0.41700000000000004" table:style-name="ce3">
            <text:p>-0.417</text:p>
          </table:table-cell>
          <table:table-cell office:value-type="float" office:value="-0.374" table:style-name="ce3">
            <text:p>-0.374</text:p>
          </table:table-cell>
          <table:table-cell office:value-type="float" office:value="-0.377" table:style-name="ce3">
            <text:p>-0.37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442" table:style-name="ce3">
            <text:p>-0.442</text:p>
          </table:table-cell>
          <table:table-cell office:value-type="float" office:value="-0.47" table:style-name="ce3">
            <text:p>-0.47</text:p>
          </table:table-cell>
          <table:table-cell office:value-type="float" office:value="-0.46" table:style-name="ce3">
            <text:p>-0.46</text:p>
          </table:table-cell>
          <table:table-cell office:value-type="float" office:value="-0.44600000000000001" table:style-name="ce3">
            <text:p>-0.446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41899999999999998" table:style-name="ce3">
            <text:p>-0.419</text:p>
          </table:table-cell>
          <table:table-cell office:value-type="float" office:value="-0.501" table:style-name="ce3">
            <text:p>-0.501</text:p>
          </table:table-cell>
          <table:table-cell office:value-type="float" office:value="-0.498" table:style-name="ce3">
            <text:p>-0.498</text:p>
          </table:table-cell>
          <table:table-cell office:value-type="float" office:value="-0.61399999999999999" table:style-name="ce3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03" table:style-name="ce3">
            <text:p>0.03</text:p>
          </table:table-cell>
          <table:table-cell office:value-type="float" office:value="0.03" table:style-name="ce3">
            <text:p>0.03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4E-2" table:style-name="ce3">
            <text:p>0.02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4" table:style-name="ce3">
            <text:p>0.04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1E-2" table:style-name="ce3">
            <text:p>0.031</text:p>
          </table:table-cell>
          <table:table-cell office:value-type="float" office:value="2.7999999999999997E-2" table:style-name="ce3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2E-2" table:style-name="ce3">
            <text:p>0.012</text:p>
          </table:table-cell>
          <table:table-cell office:value-type="float" office:value="0.01" table:style-name="ce3">
            <text:p>0.0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2E-3" table:style-name="ce3">
            <text:p>-0.002</text:p>
          </table:table-cell>
          <table:table-cell office:value-type="float" office:value="-1E-3" table:style-name="ce3">
            <text:p>-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6E-2" table:style-name="ce3">
            <text:p>0.01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6E-2" table:style-name="ce3">
            <text:p>0.01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02" table:style-name="ce3">
            <text:p>0.02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E-3" table:style-name="ce3">
            <text:p>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2E-3" table:style-name="ce3">
            <text:p>0.00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3E-2" table:style-name="ce3">
            <text:p>0.023</text:p>
          </table:table-cell>
          <table:table-cell office:value-type="float" office:value="0" table:style-name="ce3">
            <text:p>0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0" table:style-name="ce3">
            <text:p>0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3" table:style-name="ce3">
            <text:p>0.0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0.04" table:style-name="ce3">
            <text:p>0.0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0.02" table:style-name="ce3">
            <text:p>0.02</text:p>
          </table:table-cell>
          <table:table-cell office:value-type="float" office:value="6.0000000000000001E-3" table:style-name="ce3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2E-2" table:style-name="ce3">
            <text:p>0.012</text:p>
          </table:table-cell>
          <table:table-cell office:value-type="float" office:value="1.2E-2" table:style-name="ce3">
            <text:p>0.01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.02" table:style-name="ce3">
            <text:p>0.0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2" table:style-name="ce3">
            <text:p>0.02</text:p>
          </table:table-cell>
          <table:table-cell office:value-type="float" office:value="1.9E-2" table:style-name="ce3">
            <text:p>0.019</text:p>
          </table:table-cell>
          <table:table-cell office:value-type="float" office:value="1.6E-2" table:style-name="ce3">
            <text:p>0.016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2E-2" table:style-name="ce3">
            <text:p>0.012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0.04" table:style-name="ce3">
            <text:p>-0.04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7.0199999999999999E-2" table:style-name="ce3">
            <text:p>-0.0702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5000000000000003E-2" table:style-name="ce3">
            <text:p>-0.035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0.04" table:style-name="ce3">
            <text:p>-0.04</text:p>
          </table:table-cell>
          <table:table-cell office:value-type="float" office:value="-0.04" table:style-name="ce3">
            <text:p>-0.04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-4.4000000000000004E-2" table:style-name="ce3">
            <text:p>-0.044</text:p>
          </table:table-cell>
          <table:table-cell office:value-type="float" office:value="-4.4000000000000004E-2" table:style-name="ce3">
            <text:p>-0.04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3" table:style-name="ce3">
            <text:p>-0.253</text:p>
          </table:table-cell>
          <table:table-cell office:value-type="float" office:value="-0.24399999999999999" table:style-name="ce3">
            <text:p>-0.244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7.8E-2" table:style-name="ce3">
            <text:p>-0.078</text:p>
          </table:table-cell>
          <table:table-cell office:value-type="float" office:value="-4.8000000000000001E-2" table:style-name="ce3">
            <text:p>-0.048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2" table:style-name="ce3">
            <text:p>0.12</text:p>
          </table:table-cell>
          <table:table-cell office:value-type="float" office:value="0.115" table:style-name="ce3">
            <text:p>0.115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1E-2" table:style-name="ce3">
            <text:p>0.031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" table:style-name="ce3">
            <text:p>0</text:p>
          </table:table-cell>
          <table:table-cell office:value-type="float" office:value="-2.3E-2" table:style-name="ce3">
            <text:p>-0.023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0.02" table:style-name="ce3">
            <text:p>-0.02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6E-2" table:style-name="ce3">
            <text:p>-0.016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2E-2" table:style-name="ce3">
            <text:p>-0.012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8000000000000002E-2" table:style-name="ce3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9E-2" table:style-name="ce3">
            <text:p>0.03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0.05" table:style-name="ce3">
            <text:p>0.05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0.02" table:style-name="ce3">
            <text:p>-0.02</text:p>
          </table:table-cell>
          <table:table-cell office:value-type="float" office:value="-0.02" table:style-name="ce3">
            <text:p>-0.02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6E-2" table:style-name="ce3">
            <text:p>-0.016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4999999999999999E-2" table:style-name="ce3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3E-2" table:style-name="ce3">
            <text:p>0.023</text:p>
          </table:table-cell>
          <table:table-cell office:value-type="float" office:value="2.4E-2" table:style-name="ce3">
            <text:p>0.02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number-rows-repeated="13" table:style-name="ro1">
          <table:table-cell table:number-columns-repeated="3" table:style-name="ce3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6"/>
          <table:table-cell table:number-columns-repeated="16" table:style-name="ce7"/>
          <table:table-cell table:style-name="ce8"/>
          <table:table-cell table:number-columns-repeated="7" table:style-name="ce7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3100000000000005" table:style-name="ce3">
            <text:p>0.931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1949999999999998" table:style-name="ce3">
            <text:p>0.9195</text:p>
          </table:table-cell>
          <table:table-cell table:number-columns-repeated="16358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3"/>
        </table:table-row>
        <table:table-row table:number-rows-repeated="4" table:style-name="ro1">
          <table:table-cell table:number-columns-repeated="16384" table:style-name="ce3"/>
        </table:table-row>
        <table:table-row table:number-rows-repeated="198" table:style-name="ro1">
          <table:table-cell table:number-columns-repeated="24" table:style-name="ce2"/>
          <table:table-cell table:number-columns-repeated="16360"/>
        </table:table-row>
        <table:table-row table:number-rows-repeated="10483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07T16:12:38Z</meta:creation-date>
    <dc:date>2022-09-09T08:00:22Z</dc:date>
    <meta:editing-cycles>119</meta:editing-cycles>
  </office:meta>
</office:document-meta>
</file>